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K-Means Clustering</text:p>
      <text:p text:style-name="Standard"># Importing the libraries</text:p>
      <text:p text:style-name="Standard">import numpy as np</text:p>
      <text:p text:style-name="Standard">import matplotlib.pyplot as plt</text:p>
      <text:p text:style-name="Standard">import pandas as pd</text:p>
      <text:p text:style-name="Standard"># Importing the dataset</text:p>
      <text:p text:style-name="Standard">dataset = pd.read_csv('/home/student/MLLab/ML Lab Datasets/8/Mall_Customers.csv')</text:p>
      <text:p text:style-name="Standard">X = dataset.iloc[:, [3, 4]].values</text:p>
      <text:p text:style-name="Standard"># Using the elbow method to find the optimal number of clusters</text:p>
      <text:p text:style-name="Standard">from sklearn.cluster import KMeans</text:p>
      <text:p text:style-name="Standard">wcss = []</text:p>
      <text:p text:style-name="Standard">for i in range(1, 11):</text:p>
      <text:p text:style-name="Standard"><text:s text:c="4"/>kmeans = KMeans(n_clusters = i, init = 'k-means++', random_state = 42)</text:p>
      <text:p text:style-name="Standard"><text:s text:c="4"/>kmeans.fit(X)</text:p>
      <text:p text:style-name="Standard"><text:s text:c="4"/>wcss.append(kmeans.inertia_)</text:p>
      <text:p text:style-name="Standard">plt.plot(range(1, 11), wcss)</text:p>
      <text:p text:style-name="Standard">plt.title('The Elbow Method')</text:p>
      <text:p text:style-name="Standard">plt.xlabel('Number of clusters')</text:p>
      <text:p text:style-name="Standard">plt.ylabel('WCSS')</text:p>
      <text:p text:style-name="Standard">plt.show()</text:p>
      <text:p text:style-name="Standard"># Training the K-Means model on the dataset</text:p>
      <text:p text:style-name="Standard">kmeans = KMeans(n_clusters = 5, init = 'k-means++', random_state = 42)</text:p>
      <text:p text:style-name="Standard">y_kmeans = kmeans.fit_predict(X)</text:p>
      <text:p text:style-name="Standard"># Visualising the clusters</text:p>
      <text:p text:style-name="Standard">plt.scatter(X[y_kmeans == 0, 0], X[y_kmeans == 0, 1], s = 100, c = 'red', label = 'Cluster 1')</text:p>
      <text:p text:style-name="Standard">plt.scatter(X[y_kmeans == 1, 0], X[y_kmeans == 1, 1], s = 100, c = 'blue', label = 'Cluster 2')</text:p>
      <text:p text:style-name="Standard">plt.scatter(X[y_kmeans == 2, 0], X[y_kmeans == 2, 1], s = 100, c = 'green', label = 'Cluster 3')</text:p>
      <text:p text:style-name="Standard">plt.scatter(X[y_kmeans == 3, 0], X[y_kmeans == 3, 1], s = 100, c = 'cyan', label = 'Cluster 4')</text:p>
      <text:p text:style-name="Standard">plt.scatter(X[y_kmeans == 4, 0], X[y_kmeans == 4, 1], s = 100, c = 'magenta', label = 'Cluster 5')</text:p>
      <text:p text:style-name="Standard">plt.scatter(kmeans.cluster_centers_[:, 0], kmeans.cluster_centers_[:, 1], s = 300, c = 'yellow', label = 'Centroids')</text:p>
      <text:p text:style-name="Standard">plt.title('Clusters of customers')</text:p>
      <text:p text:style-name="Standard">plt.xlabel('Annual Income (k$)')</text:p>
      <text:p text:style-name="Standard">plt.ylabel('Spending Score (1-100)')</text:p>
      <text:p text:style-name="Standard">plt.legend()</text:p>
      <text:p text:style-name="Standard">plt.show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5:22:01.837803087</meta:creation-date>
    <dc:date>2023-03-29T15:22:22.473929868</dc:date>
    <meta:editing-duration>PT21S</meta:editing-duration>
    <meta:editing-cycles>1</meta:editing-cycles>
    <meta:document-statistic meta:table-count="0" meta:image-count="0" meta:object-count="0" meta:page-count="1" meta:paragraph-count="35" meta:word-count="221" meta:character-count="1509" meta:non-whitespace-character-count="1311"/>
    <meta:generator>LibreOffice/7.3.2.2$Linux_X86_64 LibreOffice_project/30$Build-2</meta:generator>
  </office:meta>
</office:document-meta>
</file>